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6f9d4" draw:textarea-horizontal-align="justify" draw:textarea-vertical-align="middle" draw:auto-grow-height="false" fo:min-height="1.023cm" fo:min-width="12.79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svg:stroke-width="0cm" svg:stroke-color="#000000" draw:marker-start="Component" draw:marker-start-width="0.3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3.21cm" fo:min-width="9.4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0.721cm" fo:min-width="12.698cm" fo:padding-top="0.151cm" fo:padding-bottom="0.151cm" fo:padding-left="0.276cm" fo:padding-right="0.276cm" loext:decorative="false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" style:family="graphic">
      <style:graphic-properties loext:decorative="false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dee6ef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dee6e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479cm" fo:min-width="2.8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591cm" fo:min-width="2.9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6f9d4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6f9d4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88cm" fo:min-width="4.5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824cm" fo:min-width="4.7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27.698cm" fo:min-width="18.948cm" fo:padding-top="0.151cm" fo:padding-bottom="0.151cm" fo:padding-left="0.276cm" fo:padding-right="0.276cm" loext:decorative="false"/>
    </style:style>
    <style:style style:name="gr3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2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5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6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7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zxx" fo:country="none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6f9d4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zxx" fo:country="none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.5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style:text-autospace="none"/>
      <style:text-properties fo:color="#000000" loext:opacity="100%" style:font-name="Liberation Sans1" fo:font-size="10pt" style:font-name-asian="Monospace" style:font-size-asian="10pt" style:font-name-complex="Monospace" style:font-size-complex="10pt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dee6e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6f9d4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6f9d4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zxx" fo:country="none" fo:font-style="normal" fo:text-shadow="none" style:text-underline-style="none" fo:font-weight="normal" style:letter-kerning="true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0pt" fo:language="zxx" fo:country="none" fo:font-style="italic" fo:text-shadow="none" style:text-underline-style="none" fo:font-weight="normal" style:letter-kerning="true" style:font-name-asian="Monospace" style:font-size-asian="10pt" style:font-style-asian="italic" style:font-weight-asian="normal" style:font-name-complex="Monospace" style:font-size-complex="1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lue-point draw:id="4" svg:x="3cm" svg:y="-5cm"/>
          <draw:glue-point draw:id="5" svg:x="1cm" svg:y="-5cm"/>
          <draw:glue-point draw:id="6" svg:x="-1cm" svg:y="-5cm"/>
          <draw:glue-point draw:id="7" svg:x="-3cm" svg:y="-5cm"/>
          <draw:glue-point draw:id="8" svg:x="-5cm" svg:y="-2.5cm"/>
          <draw:glue-point draw:id="9" svg:x="-5cm" svg:y="2.5cm"/>
          <draw:glue-point draw:id="10" svg:x="-3cm" svg:y="5cm"/>
          <draw:glue-point draw:id="11" svg:x="-1cm" svg:y="5cm"/>
          <draw:glue-point draw:id="12" svg:x="1cm" svg:y="5cm"/>
          <draw:glue-point draw:id="13" svg:x="3cm" svg:y="5cm"/>
          <draw:glue-point draw:id="14" svg:x="5cm" svg:y="2.5cm"/>
          <draw:glue-point draw:id="15" svg:x="5cm" svg:y="-2.5cm"/>
          <draw:custom-shape draw:style-name="gr2" draw:text-style-name="P2" xml:id="id1" draw:id="id1" draw:layer="layout" svg:width="13.25cm" svg:height="1.227cm" svg:x="7cm" svg:y="9.75cm">
            <draw:glue-point draw:id="4" svg:x="1cm" svg:y="5cm"/>
            <draw:glue-point draw:id="5" svg:x="3cm" svg:y="5cm"/>
            <draw:glue-point draw:id="6" svg:x="-1cm" svg:y="5cm"/>
            <draw:glue-point draw:id="7" svg:x="-3cm" svg:y="5cm"/>
            <draw:glue-point draw:id="8" svg:x="-5cm" svg:y="2.5cm"/>
            <draw:glue-point draw:id="9" svg:x="-5cm" svg:y="-2.5cm"/>
            <draw:glue-point draw:id="10" svg:x="-3cm" svg:y="-5cm"/>
            <draw:glue-point draw:id="11" svg:x="-1cm" svg:y="-5cm"/>
            <draw:glue-point draw:id="12" svg:x="1cm" svg:y="-5cm"/>
            <draw:glue-point draw:id="13" svg:x="3cm" svg:y="-5cm"/>
            <draw:glue-point draw:id="14" svg:x="5cm" svg:y="-2.5cm"/>
            <draw:glue-point draw:id="15" svg:x="5cm" svg:y="2.5cm"/>
            <draw:glue-point draw:id="16" svg:x="-0.47cm" svg:y="0.277cm" draw:align="top-right"/>
            <draw:glue-point draw:id="17" svg:x="-0.47cm" svg:y="0.527cm" draw:align="top-right"/>
            <text:p text:style-name="P1"><text:span text:style-name="T1">touch_buttons</text:span></text:p>
            <text:p text:style-name="P1"><text:span text:style-name="T1">&lt;&lt;module&gt;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type="line" svg:x1="19.78cm" svg:y1="10.027cm" svg:x2="19.78cm" svg:y2="10.277cm" draw:start-shape="id1" draw:start-glue-point="16" draw:end-shape="id1" draw:end-glue-point="17" svg:d="M19780 10027v250" svg:viewBox="0 0 1 251">
            <text:p/>
          </draw:connector>
        </draw:g>
        <draw:g draw:style-name="gr1" xml:id="id2" draw:id="id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0.112cm" svg:y="-1.306cm"/>
          <draw:glue-point draw:id="19" svg:x="-1.011cm" svg:y="-2.499cm"/>
          <draw:glue-point draw:id="20" svg:x="-5.03cm" svg:y="-1.688cm"/>
          <draw:glue-point draw:id="21" svg:x="-5.03cm" svg:y="-2.784cm"/>
          <draw:custom-shape draw:style-name="gr4" draw:text-style-name="P5" draw:layer="layout" svg:width="9.95cm" svg:height="1.153cm" svg:x="8.65cm" svg:y="15.278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TouchButtons</text:span></text:p>
            <text:p text:style-name="P4"><text:span text:style-name="T2">&lt;&lt;singleton&gt;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9.95cm" svg:height="3.419cm" svg:x="8.65cm" svg:y="16.431cm">
            <text:p text:style-name="P6"><text:span text:style-name="T3">button_name</text:span></text:p>
            <text:p text:style-name="P6"><text:span text:style-name="T3">BUTTON_MESSAGES</text:span></text:p>
            <text:p text:style-name="P6"><text:span text:style-name="T3">shared_queue: Queue</text:span></text:p>
            <text:p text:style-name="P6"><text:span text:style-name="T3">oradio_log: oradio_logging</text:span></text:p>
            <text:p text:style-name="P6"><text:span text:style-name="T3">safe_put: oradio_utils</text:span></text:p>
            <text:p text:style-name="P6"><text:span text:style-name="T3">gpio_service: GPIOService</text:span></text:p>
            <text:p text:style-name="P6"><text:span text:style-name="T3">long_press_timers (list): Timer</text:span></text:p>
            <text:p text:style-name="P6"><text:span text:style-name="T3">+ buttons_module_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9.95cm" svg:height="1.387cm" svg:x="8.65cm" svg:y="19.8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- send_message(</text:span><text:span text:style-name="T4">self</text:span><text:span text:style-name="T5">, </text:span><text:span text:style-name="T5">button_data: dict)</text:span></text:p>
            <text:p text:style-name="P6"><text:span text:style-name="T5">- </text:span><text:span text:style-name="T6">button_event_callback</text:span><text:span text:style-name="T5">(</text:span><text:span text:style-name="T4">self</text:span><text:span text:style-name="T5">, </text:span><text:span text:style-name="T5">button_data: dict)</text:span></text:p>
            <text:p text:style-name="P6"><text:span text:style-name="T5">- </text:span><text:span text:style-name="T6">long_press_timeout</text:span><text:span text:style-name="T5">(</text:span><text:span text:style-name="T4">self</text:span><text:span text:style-name="T5">, </text:span><text:span text:style-name="T5">button_name: st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3" draw:id="id3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7" draw:text-style-name="P5" draw:layer="layout" svg:width="4.85cm" svg:height="1.153cm" svg:x="13.3cm" svg:y="1.421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4"><text:span text:style-name="T2">«constants»</text:span></text:p>
            <text:p text:style-name="P4"><text:span text:style-name="T2">oradio_con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4.85cm" svg:height="0.993cm" svg:x="13.3cm" svg:y="2.574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6"><text:span text:style-name="T3">+ button_name</text:span></text:p>
            <text:p text:style-name="P6"><text:span text:style-name="T3">+ </text:span><text:span text:style-name="T3">BUTTON_MESSAG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8" draw:layer="layout" svg:width="13.25cm" svg:height="11.023cm" svg:x="7cm" svg:y="10.977cm">
          <text:p/>
          <draw:enhanced-geometry svg:viewBox="0 0 21600 21600" draw:type="rectangle" draw:enhanced-path="M 0 0 L 21600 0 21600 21600 0 21600 0 0 Z N"/>
        </draw:custom-shape>
        <draw:connector draw:style-name="gr10" draw:text-style-name="P9" draw:layer="layout" draw:line-skew="0.623cm -1.954cm" svg:x1="18.6cm" svg:y1="17.324cm" svg:x2="17.18cm" svg:y2="3.567cm" draw:start-shape="id2" draw:start-glue-point="16" draw:end-shape="id3" draw:end-glue-point="7" svg:d="M18600 17324h1150v-9856h-2570v-3901" svg:viewBox="0 0 2571 13758">
          <text:p/>
        </draw:connector>
        <draw:connector draw:style-name="gr11" draw:text-style-name="P9" draw:layer="layout" svg:x1="13.3cm" svg:y1="2.494cm" svg:x2="8cm" svg:y2="2.55cm" draw:start-shape="id3" draw:end-shape="id4" draw:end-glue-point="1" svg:d="M13300 2494h-2650v56h-2650" svg:viewBox="0 0 5301 57">
          <text:p/>
        </draw:connector>
        <draw:g draw:style-name="gr1" xml:id="id4" draw:id="id4">
          <draw:g draw:style-name="gr12">
            <draw:polygon draw:style-name="gr13" draw:text-style-name="P12" draw:layer="layout" svg:width="6.496cm" svg:height="2.499cm" svg:x="1.5cm" svg:y="1.3cm" svg:viewBox="0 0 6497 2500" draw:points="0,0 4875,0 6497,455 6497,2500 0,2500">
              <text:p text:style-name="P10"><text:span text:style-name="T7">«button_name»</text:span></text:p>
              <text:p text:style-name="P11"><text:span text:style-name="T5">BUTTON_PLAY = ”ButtonPlay</text:span></text:p>
              <text:p text:style-name="P11"><text:span text:style-name="T5">BUTTON_STOP = ”ButtonStop”</text:span></text:p>
              <text:p text:style-name="P11"><text:span text:style-name="T5">BUTTON_PRESET1 = ”ButtonPreset1”</text:span></text:p>
              <text:p text:style-name="P11"><text:span text:style-name="T5">BUTTON_PRESET2 = ”ButtonPreset2”</text:span></text:p>
              <text:p text:style-name="P11"><text:span text:style-name="T5">BUTTON_PRESET3 = ”ButtonPreset3”</text:span></text:p>
            </draw:polygon>
            <draw:polygon draw:style-name="gr14" draw:text-style-name="P13" draw:layer="layout" svg:width="1.624cm" svg:height="0.454cm" svg:x="6.375cm" svg:y="1.3cm" svg:viewBox="0 0 1625 455" draw:points="0,0 1625,455 0,455">
              <text:p/>
            </draw:polygon>
          </draw:g>
        </draw:g>
        <draw:g draw:style-name="gr1" xml:id="id12" draw:id="id12">
          <draw:custom-shape draw:style-name="gr15" draw:text-style-name="P5" draw:layer="layout" svg:width="11cm" svg:height="1.153cm" svg:x="7.4cm" svg:y="11.2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4"><text:span text:style-name="T2">«utility»</text:span></text:p>
            <text:p text:style-name="P4"><text:span text:style-name="T2">BUTTON consta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6" draw:layer="layout" svg:width="11cm" svg:height="2.569cm" svg:x="7.4cm" svg:y="12.40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4"><text:span text:style-name="T8">BUTTON_DEBOUNCE_TIME = 500 <text:s/># ms</text:span></text:p>
            <text:p text:style-name="P14"><text:span text:style-name="T8">DEBOUNCE_SECONDS = BUTTON_DEBOUNCE_TIME / 1000.0</text:span></text:p>
            <text:p text:style-name="P14"><text:span text:style-name="T8">BOUNCE_MS = 10</text:span></text:p>
            <text:p text:style-name="P14"><text:span text:style-name="T8">LONG_PRESS_DURATION = 6 <text:s/># seconds</text:span></text:p>
            <text:p text:style-name="P15"><text:span text:style-name="T6">BUTTON_LONG_PRESSED <text:s/>= </text:span><text:span text:style-name="T4">"button long pressed"</text:span></text:p>
            <text:p text:style-name="P15"><text:span text:style-name="T8">VALID_LONG_PRESS_BUTTONS = [BUTTON_PLAY]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5" draw:id="id5">
          <draw:g draw:style-name="gr12">
            <draw:polygon draw:style-name="gr17" draw:text-style-name="P12" draw:layer="layout" svg:width="13.493cm" svg:height="4.999cm" svg:x="1.9cm" svg:y="4.4cm" svg:viewBox="0 0 13494 5000" draw:points="0,0 10125,0 13494,910 13494,5000 0,5000">
              <text:p text:style-name="P10"><text:span text:style-name="T7">&lt;&lt;BUTTON_MESSAGES&gt;&gt;</text:span></text:p>
              <text:p text:style-name="P11"><text:span text:style-name="T5">MSG_BUTTON_PLAY_SHORT_TOUCHED = “Play button touched</text:span></text:p>
              <text:p text:style-name="P11"><text:span text:style-name="T5">MSG_BUTTON_STOP_SHORT_TOUCHED = ”Stop button touched</text:span></text:p>
              <text:p text:style-name="P11"><text:span text:style-name="T5">MSG_BUTTON_PRESET1_SHORT_TOUCHED = ”Preset1 button touched”</text:span></text:p>
              <text:p text:style-name="P11"><text:span text:style-name="T5">MSG_BUTTON_PRESET2_SHORT_TOUCHED = ”Preset2 button touched”</text:span></text:p>
              <text:p text:style-name="P11"><text:span text:style-name="T5">MSG_BUTTON_PRESET3_SHORT_TOUCHED = ”Preset3 button touched”</text:span></text:p>
              <text:p text:style-name="P11"><text:span text:style-name="T5">MSG_BUTTON_PLAY_LONG_TOUCHED = “Play button long touched</text:span></text:p>
              <text:p text:style-name="P11"><text:span text:style-name="T5">MSG_BUTTON_STOP_LONG_TOUCHED = ”Stop button long touched</text:span></text:p>
              <text:p text:style-name="P11"><text:span text:style-name="T5">MSG_BUTTON_PRESET1_LONG_TOUCHED = ”Preset1 button long touched”</text:span></text:p>
              <text:p text:style-name="P11"><text:span text:style-name="T5">MSG_BUTTON_PRESET2_LONG_TOUCHED = ”Preset2 button long touched”</text:span></text:p>
              <text:p text:style-name="P11"><text:span text:style-name="T5">MSG_BUTTON_PRESET3_LONG_TOUCHED = ”Preset3 button long touched”</text:span></text:p>
            </draw:polygon>
            <draw:polygon draw:style-name="gr18" draw:text-style-name="P13" draw:layer="layout" svg:width="3.374cm" svg:height="0.909cm" svg:x="12.025cm" svg:y="4.4cm" svg:viewBox="0 0 3375 910" draw:points="0,0 3375,910 0,910">
              <text:p/>
            </draw:polygon>
          </draw:g>
        </draw:g>
        <draw:connector draw:style-name="gr19" draw:text-style-name="P9" draw:layer="layout" svg:x1="14.27cm" svg:y1="3.567cm" svg:x2="8.65cm" svg:y2="4.4cm" draw:start-shape="id3" draw:start-glue-point="4" draw:end-shape="id5" draw:end-glue-point="0" svg:d="M14270 3567v416h-5620v417" svg:viewBox="0 0 5621 834">
          <text:p/>
        </draw:connector>
        <draw:g draw:style-name="gr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20" draw:text-style-name="P18" draw:layer="layout" svg:width="5.05cm" svg:height="1.153cm" svg:x="1.4cm" svg:y="11.667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7"><text:span text:style-name="T2">Python</text:span></text:p>
            <text:p text:style-name="P17"><text:span text:style-name="T2">&lt;&lt;library&gt;&gt;, &lt;&lt;thread&gt;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9" draw:layer="layout" svg:width="5.05cm" svg:height="8.43cm" svg:x="1.4cm" svg:y="12.82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1" draw:id="id1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custom-shape draw:style-name="gr22" draw:text-style-name="P5" draw:layer="layout" svg:width="3.35cm" svg:height="1.153cm" svg:x="2cm" svg:y="13.4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&lt;&lt;library&gt;</text:span></text:p>
            <text:p text:style-name="P4"><text:span text:style-name="T2">Que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7" draw:layer="layout" svg:width="3.35cm" svg:height="0.688cm" svg:x="2cm" svg:y="14.603cm">
            <text:p text:style-name="P6"><text:span text:style-name="T3">Queue.que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7" draw:layer="layout" svg:width="3.35cm" svg:height="0.993cm" svg:x="2cm" svg:y="15.29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put()</text:span></text:p>
            <text:p text:style-name="P6"><text:span text:style-name="T3">+ get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0" draw:id="id10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custom-shape draw:style-name="gr25" draw:text-style-name="P5" draw:layer="layout" svg:width="3.4cm" svg:height="1.153cm" svg:x="2.05cm" svg:y="17.16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&lt;&lt;thread&gt;&gt;</text:span></text:p>
            <text:p text:style-name="P4"><text:span text:style-name="T2">Ti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7" draw:layer="layout" svg:width="3.4cm" svg:height="0.8cm" svg:x="2.05cm" svg:y="18.313cm">
            <text:p text:style-name="P6"><text:span text:style-name="T3">Threading.Ti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7" draw:layer="layout" svg:width="3.4cm" svg:height="1.387cm" svg:x="2.05cm" svg:y="19.11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start()</text:span></text:p>
            <text:p text:style-name="P6"><text:span text:style-name="T3">+ run()</text:span></text:p>
            <text:p text:style-name="P6"><text:span text:style-name="T3">+ cancel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28" draw:text-style-name="P20" draw:layer="layout" svg:width="18.5cm" svg:height="1.153cm" svg:x="1.5cm" svg:y="22.52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7"><text:span text:style-name="T2">Oradio</text:span></text:p>
            <text:p text:style-name="P17"><text:span text:style-name="T2">&lt;&lt;module&gt;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1" draw:layer="layout" svg:width="18.5cm" svg:height="4.971cm" svg:x="1.5cm" svg:y="23.678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6" draw:id="id6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30" draw:text-style-name="P22" draw:layer="layout" svg:width="5cm" svg:height="0.679cm" svg:x="1.9cm" svg:y="23.9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7"><text:span text:style-name="T2">oradio_logg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5" draw:layer="layout" svg:width="5cm" svg:height="1.089cm" svg:x="1.9cm" svg:y="24.589cm">
            <text:p text:style-name="P23"><text:span text:style-name="T2">&lt;&lt;utility&gt;&gt;</text:span></text:p>
            <text:p text:style-name="P24"><text:span text:style-name="T2">oradio_log: SafeLog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6" draw:layer="layout" svg:width="5cm" svg:height="2.101cm" svg:x="1.9cm" svg:y="25.67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4"><text:span text:style-name="T2">+ debug(msg:str)</text:span></text:p>
            <text:p text:style-name="P24"><text:span text:style-name="T2">+ info(msg:str)</text:span></text:p>
            <text:p text:style-name="P24"><text:span text:style-name="T2">+ error(msg:str)</text:span></text:p>
            <text:p text:style-name="P24"><text:span text:style-name="T2">+ warning(msg:st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7" draw:id="id7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glue-point draw:id="19" svg:x="-5cm" svg:y="-2.475cm"/>
          <draw:glue-point draw:id="20" svg:x="-5cm" svg:y="-1.101cm"/>
          <draw:glue-point draw:id="21" svg:x="5.04cm" svg:y="-1.713cm"/>
          <draw:glue-point draw:id="22" svg:x="5.036cm" svg:y="-2.266cm"/>
          <draw:glue-point draw:id="23" svg:x="5.036cm" svg:y="-1.049cm"/>
          <draw:glue-point draw:id="24" svg:x="5.036cm" svg:y="-2.266cm"/>
          <draw:custom-shape draw:style-name="gr33" draw:text-style-name="P5" draw:layer="layout" svg:width="5.25cm" svg:height="0.679cm" svg:x="7.15cm" svg:y="24.00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gpio_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28" draw:layer="layout" svg:width="5.25cm" svg:height="1.033cm" svg:x="7.15cm" svg:y="24.68cm">
            <text:p text:style-name="P27"><text:span text:style-name="T2">&lt;&lt;singleton&gt;&gt;</text:span></text:p>
            <text:p text:style-name="P27"><text:span text:style-name="T2">GPIO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7" draw:layer="layout" svg:width="5.25cm" svg:height="1.387cm" svg:x="7.15cm" svg:y="25.71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set_led_on(led_name:str)</text:span></text:p>
            <text:p text:style-name="P6"><text:span text:style-name="T3">+ set_led_off(led_name:str)</text:span></text:p>
            <text:p text:style-name="P6"><text:span text:style-name="T3">+ get_led_state(led_name:st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6" draw:text-style-name="P8" draw:layer="layout" svg:width="19.5cm" svg:height="28cm" svg:x="1cm" svg:y="1cm">
          <text:p/>
          <draw:enhanced-geometry svg:viewBox="0 0 21600 21600" draw:type="rectangle" draw:enhanced-path="M 0 0 L 21600 0 21600 21600 0 21600 0 0 Z N"/>
        </draw:custom-shape>
        <draw:g draw:style-name="gr1" xml:id="id9" draw:id="id9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 draw:style-name="gr1">
            <draw:custom-shape draw:style-name="gr37" draw:text-style-name="P22" draw:layer="layout" svg:width="6cm" svg:height="0.679cm" svg:x="13.7cm" svg:y="24.42cm">
              <draw:glue-point draw:id="4" svg:x="-4.442cm" svg:y="-5cm"/>
              <draw:glue-point draw:id="5" svg:x="-2.22cm" svg:y="-5cm"/>
              <draw:glue-point draw:id="6" svg:x="2.223cm" svg:y="-5cm"/>
              <draw:glue-point draw:id="7" svg:x="4.446cm" svg:y="-5cm"/>
              <draw:glue-point draw:id="8" svg:x="0.001cm" svg:y="0.634cm" draw:align="top-left"/>
              <draw:glue-point draw:id="9" svg:x="-0.001cm" svg:y="0.634cm" draw:align="top-right"/>
              <text:p text:style-name="P17"><text:span text:style-name="T2">system_sound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26" draw:layer="layout" svg:width="6cm" svg:height="0.679cm" svg:x="13.7cm" svg:y="25.087cm">
              <draw:glue-point draw:id="4" svg:x="4.446cm" svg:y="5.295cm"/>
              <draw:glue-point draw:id="5" svg:x="2.223cm" svg:y="5.295cm"/>
              <draw:glue-point draw:id="6" svg:x="-2.22cm" svg:y="5.295cm"/>
              <draw:glue-point draw:id="7" svg:x="-4.442cm" svg:y="5.295cm"/>
              <draw:glue-point draw:id="8" svg:x="0.001cm" svg:y="-0.544cm" draw:align="bottom-left"/>
              <draw:glue-point draw:id="9" svg:x="-0.001cm" svg:y="-0.544cm" draw:align="bottom-right"/>
              <text:p text:style-name="P24"><text:span text:style-name="T2">+ play_sound(sound_key:str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1" xml:id="id8" draw:id="id8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39" draw:text-style-name="P22" draw:layer="layout" svg:width="5.6cm" svg:height="0.679cm" svg:x="13.3cm" svg:y="26.3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7"><text:span text:style-name="T2">oradio_uti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6" draw:layer="layout" svg:width="5.6cm" svg:height="0.679cm" svg:x="13.3cm" svg:y="26.979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24"><text:span text:style-name="T2">+ safe_put((queue, ms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1" draw:text-style-name="P29" draw:layer="layout" draw:line-skew="-0.673cm" svg:x1="9.206cm" svg:y1="21.237cm" svg:x2="3.29cm" svg:y2="23.911cm" draw:start-shape="id2" draw:start-glue-point="7" draw:end-shape="id6" draw:end-glue-point="5" svg:d="M9206 21237v663h-5916v2011" svg:viewBox="0 0 5917 2675">
          <text:p/>
        </draw:connector>
        <draw:connector draw:style-name="gr42" draw:text-style-name="P29" draw:layer="layout" draw:line-skew="-0.468cm" svg:x1="11.417cm" svg:y1="21.237cm" svg:x2="8.61cm" svg:y2="24.002cm" draw:start-shape="id2" draw:start-glue-point="8" draw:end-shape="id7" draw:end-glue-point="5" svg:d="M11417 21237v913h-2807v1852" svg:viewBox="0 0 2808 2766">
          <text:p/>
        </draw:connector>
        <draw:connector draw:style-name="gr43" draw:text-style-name="P29" draw:layer="layout" draw:line-skew="0cm -0.023cm" svg:x1="13.625cm" svg:y1="21.237cm" svg:x2="13.3cm" svg:y2="27.003cm" draw:start-shape="id2" draw:start-glue-point="2" draw:end-shape="id8" draw:end-glue-point="9" svg:d="M13625 21237v2531h-875v3235h550" svg:viewBox="0 0 876 5767">
          <text:p/>
        </draw:connector>
        <draw:connector draw:style-name="gr44" draw:text-style-name="P29" draw:layer="layout" svg:x1="15.836cm" svg:y1="21.237cm" svg:x2="16.7cm" svg:y2="24.42cm" draw:start-shape="id2" draw:start-glue-point="9" draw:end-shape="id9" draw:end-glue-point="0" svg:d="M15836 21237v1591h864v1592" svg:viewBox="0 0 865 3184">
          <text:p/>
        </draw:connector>
        <draw:connector draw:style-name="gr45" draw:text-style-name="P29" draw:layer="layout" draw:line-skew="0.45cm" svg:x1="8.65cm" svg:y1="18.257cm" svg:x2="5.449cm" svg:y2="19.956cm" draw:start-shape="id2" draw:start-glue-point="3" draw:end-shape="id10" draw:end-glue-point="12" svg:d="M8650 18257h-1150v1699h-2051" svg:viewBox="0 0 3202 1700">
          <text:p/>
        </draw:connector>
        <draw:connector draw:style-name="gr46" draw:text-style-name="P29" draw:layer="layout" draw:line-skew="0.25cm" svg:x1="8.651cm" svg:y1="15.914cm" svg:x2="5.349cm" svg:y2="15.74cm" draw:start-shape="id2" draw:start-glue-point="6" draw:end-shape="id11" draw:end-glue-point="12" svg:d="M8651 15914h-1401v-174h-1901" svg:viewBox="0 0 3303 175">
          <text:p/>
        </draw:connector>
        <draw:connector draw:style-name="gr47" draw:text-style-name="P9" draw:layer="layout" svg:x1="18.599cm" svg:y1="15.914cm" svg:x2="18.4cm" svg:y2="13.111cm" draw:start-shape="id2" draw:start-glue-point="13" draw:end-shape="id12" svg:d="M18599 15914h528v-2803h-727" svg:viewBox="0 0 728 280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mponent" svg:viewBox="0 0 338 419" svg:d="M1 86c1-2 2-3 4-4 1-1 2-1 4-1h55v-72c0-2 0-3 1-4 1-2 2-3 4-4 1-1 2-1 4-1h256c2 0 3 0 5 1 1 1 2 2 3 4 1 1 1 2 1 4v400c0 2 0 3-1 5-1 1-2 2-3 3-2 1-3 1-5 1h-252c-1 1-3 1-4 1-2 0-3 0-4-1-2-1-3-2-4-3-1-2-1-3-1-5v-1-70h-55c-2 0-3 0-4-1-2-1-3-2-4-3-1-2-1-3-1-5v-80c0-2 0-3 1-4 1-2 2-3 4-4 1-1 2-1 4-1h55v-63h-51c-1 1-3 1-4 1-2 0-3 0-4-1-2-1-3-2-4-3-1-2-1-3-1-5v-1-79c0-2 0-3 1-4zM137 81c2 0 3 0 5 1 1 1 2 2 3 4 1 1 1 2 1 4v79 1c0 2 0 3-1 5-1 1-2 2-3 3-2 1-3 1-5 1-1 0-3 0-4-1h-51v63h55c2 0 3 0 5 1 1 1 2 2 3 4 1 1 1 2 1 4v80c0 2 0 3-1 5-1 1-2 2-3 3-2 1-3 1-5 1h-55v61h238v-382h-238v63zM18 99v61h55 55v-61zM128 321v-62h-110v62h55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5:08:38.433065600</meta:creation-date>
    <meta:editing-duration>P1DT3H48M52S</meta:editing-duration>
    <meta:editing-cycles>41</meta:editing-cycles>
    <meta:generator>LibreOffice/24.2.7.2$Linux_X86_64 LibreOffice_project/420$Build-2</meta:generator>
    <dc:date>2026-03-31T18:02:46.749449549</dc:date>
    <meta:document-statistic meta:object-count="62"/>
  </office:meta>
</office:document-meta>
</file>